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062AFB46.png"/>
  <manifest:file-entry manifest:media-type="image/png" manifest:full-path="Pictures/100002010000004000000040F6A9D45D.png"/>
  <manifest:file-entry manifest:media-type="image/png" manifest:full-path="Pictures/10000201000000400000004012C3D263.png"/>
  <manifest:file-entry manifest:media-type="image/png" manifest:full-path="Pictures/100002010000004000000040A2F08107.png"/>
  <manifest:file-entry manifest:media-type="image/png" manifest:full-path="Pictures/100002010000004000000040319747E8.png"/>
  <manifest:file-entry manifest:media-type="image/png" manifest:full-path="Pictures/1000020100000040000000400477E5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031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808000" draw:marker-start-width="0.275cm" draw:marker-end-width="0.275cm" draw:fill="gradient" draw:fill-gradient-name="Yellowish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Bitstream Vera Sans Mono'" style:font-family-generic="modern" style:font-pitch="fixe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'Bitstream Vera Sans Mono'" style:font-family-generic="modern" style:font-pitch="fixed" fo:font-size="16pt" style:font-size-asian="16pt" style:font-size-complex="16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Bitstream Vera Sans Mono'" style:font-family-generic="modern" style:font-pitch="fixed"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14cm" svg:height="3.5cm" svg:x="0.1cm" svg:y="0.1cm">
          <text:p text:style-name="P3"/>
          <draw:enhanced-geometry svg:viewBox="0 0 21600 21600" draw:path-stretchpoint-x="10800" draw:path-stretchpoint-y="10800" draw:text-areas="?f3 ?f4 ?f5 ?f6" draw:type="round-rectangle" draw:modifiers="2887.403598971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5.5cm" svg:height="3.5cm" svg:x="15.6cm" svg:y="0.1cm">
          <text:p text:style-name="P3"/>
          <draw:enhanced-geometry svg:viewBox="0 0 21600 21600" draw:path-stretchpoint-x="10800" draw:path-stretchpoint-y="10800" draw:text-areas="?f3 ?f4 ?f5 ?f6" draw:type="round-rectangle" draw:modifiers="2887.403598971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2.5cm" svg:height="3.5cm" svg:x="8.8cm" svg:y="9.8cm">
          <text:p text:style-name="P3"/>
          <draw:enhanced-geometry svg:viewBox="0 0 21600 21600" draw:path-stretchpoint-x="10800" draw:path-stretchpoint-y="10800" draw:text-areas="?f3 ?f4 ?f5 ?f6" draw:type="round-rectangle" draw:modifiers="2887.403598971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56cm" svg:height="2.256cm" svg:x="0.6cm" svg:y="0.617cm">
          <draw:image xlink:href="Pictures/100002010000004000000040A2F08107.png" xlink:type="simple" xlink:show="embed" xlink:actuate="onLoad">
            <text:p text:style-name="P3"/>
          </draw:image>
        </draw:frame>
        <draw:frame draw:style-name="gr2" draw:text-style-name="P2" draw:layer="layout" svg:width="2.256cm" svg:height="2.256cm" svg:x="16.1cm" svg:y="0.6cm">
          <draw:image xlink:href="Pictures/100002010000004000000040062AFB46.png" xlink:type="simple" xlink:show="embed" xlink:actuate="onLoad">
            <text:p text:style-name="P3"/>
          </draw:image>
        </draw:frame>
        <draw:frame draw:style-name="gr2" draw:text-style-name="P2" draw:layer="layout" svg:width="1.692cm" svg:height="1.692cm" svg:x="9.8cm" svg:y="10.308cm">
          <draw:image xlink:href="Pictures/100002010000004000000040F6A9D45D.png" xlink:type="simple" xlink:show="embed" xlink:actuate="onLoad">
            <text:p text:style-name="P3"/>
          </draw:image>
        </draw:frame>
        <draw:frame draw:style-name="gr2" draw:text-style-name="P2" draw:layer="layout" svg:width="1.692cm" svg:height="1.692cm" svg:x="12.6cm" svg:y="10.308cm">
          <draw:image xlink:href="Pictures/1000020100000040000000400477E54C.png" xlink:type="simple" xlink:show="embed" xlink:actuate="onLoad">
            <text:p text:style-name="P3"/>
          </draw:image>
        </draw:frame>
        <draw:frame draw:style-name="gr2" draw:text-style-name="P2" draw:layer="layout" svg:width="1.692cm" svg:height="1.692cm" svg:x="15.7cm" svg:y="10.308cm">
          <draw:image xlink:href="Pictures/10000201000000400000004012C3D263.png" xlink:type="simple" xlink:show="embed" xlink:actuate="onLoad">
            <text:p text:style-name="P3"/>
          </draw:image>
        </draw:frame>
        <draw:frame draw:style-name="gr2" draw:text-style-name="P2" draw:layer="layout" svg:width="1.692cm" svg:height="1.692cm" svg:x="18.7cm" svg:y="10.308cm">
          <draw:image xlink:href="Pictures/100002010000004000000040319747E8.png" xlink:type="simple" xlink:show="embed" xlink:actuate="onLoad">
            <text:p text:style-name="P3"/>
          </draw:image>
        </draw:frame>
        <draw:frame draw:style-name="gr3" draw:text-style-name="P4" draw:layer="layout" svg:width="8.092cm" svg:height="0.983cm" svg:x="2.908cm" svg:y="0.617cm">
          <draw:text-box>
            <text:p text:style-name="P3"><text:span text:style-name="T1">Updates notification feed</text:span></text:p>
          </draw:text-box>
        </draw:frame>
        <draw:frame draw:style-name="gr4" draw:text-style-name="P3" draw:layer="layout" svg:width="0.209cm" svg:height="1.204cm" svg:x="25.6cm" svg:y="1.069cm">
          <draw:text-box>
            <text:p text:style-name="P3"/>
          </draw:text-box>
        </draw:frame>
        <draw:frame draw:style-name="gr3" draw:text-style-name="P5" draw:layer="layout" svg:width="11.001cm" svg:height="0.903cm" svg:x="2.908cm" svg:y="1.97cm">
          <draw:text-box>
            <text:p text:style-name="P3"><text:span text:style-name="T2">http://host.tld/feeds/swupdates</text:span></text:p>
          </draw:text-box>
        </draw:frame>
        <draw:frame draw:style-name="gr3" draw:text-style-name="P4" draw:layer="layout" svg:width="5.971cm" svg:height="0.983cm" svg:x="18.2cm" svg:y="0.7cm">
          <draw:text-box>
            <text:p text:style-name="P3"><text:span text:style-name="T1">Downloads server</text:span></text:p>
          </draw:text-box>
        </draw:frame>
        <draw:frame draw:style-name="gr3" draw:text-style-name="P5" draw:layer="layout" svg:width="12.355cm" svg:height="0.903cm" svg:x="18.2cm" svg:y="2.053cm">
          <draw:text-box>
            <text:p text:style-name="P3"><text:span text:style-name="T2">http://host.tld/downloads/swupdates</text:span></text:p>
          </draw:text-box>
        </draw:frame>
        <draw:frame draw:style-name="gr3" draw:text-style-name="P4" draw:layer="layout" svg:width="8.097cm" svg:height="0.983cm" svg:x="9.9cm" svg:y="12.017cm">
          <draw:text-box>
            <text:p text:style-name="P3"><text:span text:style-name="T1">Applications and devices</text:span></text:p>
          </draw:text-box>
        </draw:frame>
        <draw:connector draw:style-name="gr5" draw:text-style-name="P1" draw:layer="layout" draw:type="curve" svg:x1="7.1cm" svg:y1="3.6cm" svg:x2="8.8cm" svg:y2="11.55cm" draw:start-shape="id1" draw:start-glue-point="2" draw:end-shape="id2" draw:end-glue-point="3">
          <text:p text:style-name="P3"/>
        </draw:connector>
        <draw:connector draw:style-name="gr6" draw:text-style-name="P1" draw:layer="layout" draw:type="curve" svg:x1="21.3cm" svg:y1="11.55cm" svg:x2="23.35cm" svg:y2="3.6cm" draw:start-shape="id2" draw:start-glue-point="1" draw:end-shape="id3">
          <text:p text:style-name="P3"/>
        </draw:connector>
        <draw:frame draw:style-name="gr3" draw:text-style-name="P6" draw:layer="layout" svg:width="2.327cm" svg:height="0.958cm" svg:x="7.673cm" svg:y="7cm">
          <draw:text-box>
            <text:p text:style-name="P3"><text:span text:style-name="T3">polling</text:span></text:p>
          </draw:text-box>
        </draw:frame>
        <draw:frame draw:style-name="gr3" draw:text-style-name="P6" draw:layer="layout" svg:width="2.72cm" svg:height="0.958cm" svg:x="23.5cm" svg:y="7cm">
          <draw:text-box>
            <text:p text:style-name="P3"><text:span text:style-name="T3">fetching</text:span></text:p>
          </draw:text-box>
        </draw:frame>
        <draw:custom-shape draw:style-name="gr7" draw:text-style-name="P7" draw:layer="layout" svg:width="1cm" svg:height="1cm" svg:x="5.5cm" svg:y="7cm">
          <text:p text:style-name="P7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1cm" svg:height="1cm" svg:x="21.5cm" svg:y="7cm">
          <text:p text:style-name="P7">2</text:p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Circular_20_gray" draw:display-name="Circular gray" draw:style="radial" draw:cx="50%" draw:cy="50%" draw:start-color="#c0c0c0" draw:end-color="#ffffff" draw:start-intensity="100%" draw:end-intensity="100%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gradient draw:name="Light_20_blue" draw:display-name="Light blue" draw:style="linear" draw:start-color="#ffffff" draw:end-color="#99cc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Light_20_green" draw:display-name="Light green" draw:style="linear" draw:start-color="#ffffff" draw:end-color="#94bd5e" draw:start-intensity="100%" draw:end-intensity="100%" draw:angle="0" draw:border="0%"/>
    <draw:gradient draw:name="Yellowish" draw:style="linear" draw:start-color="#ffffff" draw:end-color="#ffff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2cm" fo:page-height="13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8-02-20T18:10:58</meta:creation-date>
    <dc:creator>Julien Ponge</dc:creator>
    <dc:date>2008-02-20T18:49:49</dc:date>
    <meta:editing-cycles>9</meta:editing-cycles>
    <meta:editing-duration>PT17M5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